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ff0000" fo:font-weight="bold" style:font-weight-asian="bold" style:font-weight-complex="bold"/>
    </style:style>
    <style:style style:name="P2" style:family="paragraph" style:parent-style-name="Standard">
      <style:text-properties fo:font-weight="normal" officeooo:rsid="000e7252" officeooo:paragraph-rsid="000e7252" style:font-weight-asian="normal" style:font-weight-complex="normal"/>
    </style:style>
    <style:style style:name="P3" style:family="paragraph" style:parent-style-name="Standard">
      <style:text-properties fo:font-weight="normal" officeooo:rsid="001919b2" officeooo:paragraph-rsid="001919b2" style:font-weight-asian="normal" style:font-weight-complex="normal"/>
    </style:style>
    <style:style style:name="P4" style:family="paragraph" style:parent-style-name="Standard">
      <style:text-properties fo:font-weight="normal" officeooo:rsid="001e2149" officeooo:paragraph-rsid="001e2149" style:font-weight-asian="normal" style:font-weight-complex="normal"/>
    </style:style>
    <style:style style:name="P5" style:family="paragraph" style:parent-style-name="Standard">
      <style:text-properties fo:font-weight="normal" officeooo:rsid="001e7336" officeooo:paragraph-rsid="00212d25" style:font-weight-asian="normal" style:font-weight-complex="normal"/>
    </style:style>
    <style:style style:name="P6" style:family="paragraph" style:parent-style-name="Standard">
      <style:text-properties fo:font-weight="normal" officeooo:rsid="00230e36" officeooo:paragraph-rsid="00230e36" style:font-weight-asian="normal" style:font-weight-complex="normal"/>
    </style:style>
    <style:style style:name="P7" style:family="paragraph" style:parent-style-name="Standard">
      <style:text-properties fo:font-weight="normal" officeooo:rsid="00247922" officeooo:paragraph-rsid="00247922" style:font-weight-asian="normal" style:font-weight-complex="normal"/>
    </style:style>
    <style:style style:name="P8" style:family="paragraph" style:parent-style-name="Standard">
      <style:text-properties fo:font-weight="normal" officeooo:rsid="0024dea8" officeooo:paragraph-rsid="0024dea8" style:font-weight-asian="normal" style:font-weight-complex="normal"/>
    </style:style>
    <style:style style:name="P9" style:family="paragraph" style:parent-style-name="Standard">
      <style:text-properties officeooo:rsid="000f1610" officeooo:paragraph-rsid="001873f1"/>
    </style:style>
    <style:style style:name="P10" style:family="paragraph" style:parent-style-name="Standard">
      <style:text-properties officeooo:paragraph-rsid="001873f1"/>
    </style:style>
    <style:style style:name="P11" style:family="paragraph" style:parent-style-name="Standard">
      <style:text-properties officeooo:rsid="001873f1" officeooo:paragraph-rsid="001873f1"/>
    </style:style>
    <style:style style:name="P12" style:family="paragraph" style:parent-style-name="Standard">
      <style:text-properties fo:font-weight="bold" officeooo:rsid="001ab558" officeooo:paragraph-rsid="001ab558" style:font-weight-asian="bold" style:font-weight-complex="bold"/>
    </style:style>
    <style:style style:name="P13" style:family="paragraph" style:parent-style-name="Standard">
      <style:text-properties fo:font-weight="bold" officeooo:rsid="001e7336" officeooo:paragraph-rsid="00212d25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73f1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officeooo:rsid="000d04e9"/>
    </style:style>
    <style:style style:name="T6" style:family="text">
      <style:text-properties officeooo:rsid="00173eb2"/>
    </style:style>
    <style:style style:name="T7" style:family="text">
      <style:text-properties officeooo:rsid="001873f1"/>
    </style:style>
    <style:style style:name="T8" style:family="text">
      <style:text-properties officeooo:rsid="001c6e63"/>
    </style:style>
    <style:style style:name="T9" style:family="text">
      <style:text-properties officeooo:rsid="001e8218"/>
    </style:style>
    <style:style style:name="T10" style:family="text">
      <style:text-properties officeooo:rsid="00230e36"/>
    </style:style>
    <style:style style:name="T11" style:family="text">
      <style:text-properties officeooo:rsid="0025a7c8"/>
    </style:style>
    <style:style style:name="T12" style:family="text">
      <style:text-properties officeooo:rsid="0028b41a"/>
    </style:style>
    <style:style style:name="T13" style:family="text">
      <style:text-properties officeooo:rsid="002970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Napomene</text:span>:</text:p>
      <text:p text:style-name="Standard">1.<text:tab/>Obavezno pročitati <text:span text:style-name="T1">SVE</text:span> napomene.</text:p>
      <text:p text:style-name="Standard">2.<text:tab/>Zadatak snimiti pod imenom <text:span text:style-name="T1">zad.S</text:span>. Ovo je jedini fajl koji će biti pregledan.</text:p>
      <text:p text:style-name="Standard">3.<text:tab/>Obavezno upisati <text:span text:style-name="T1">ime</text:span>, <text:span text:style-name="T1">prezime</text:span> i <text:span text:style-name="T1">broj indeksa</text:span> u komentar na početku fajla.</text:p>
      <text:p text:style-name="Standard"><text:tab/>Nepotpisani zadaci neće biti pregledani.</text:p>
      <text:p text:style-name="Standard">4.<text:tab/>Rešenje koje ne može da se kompajlira nosi <text:span text:style-name="T1">0</text:span> poena.</text:p>
      <text:p text:style-name="Standard">5.<text:tab/>Obavezno iskomentarisati kod.</text:p>
      <text:p text:style-name="Standard">6.<text:tab/>Koristiti praktikum iz ispitnih materijala (<text:span text:style-name="T1">ne</text:span> kopirati ga kod sebe u direktorijum).</text:p>
      <text:p text:style-name="Standard">7.<text:tab/>Za vreme testa nema pauze. Izlazak iz učionice se smatra završetkom testa.</text:p>
      <text:p text:style-name="Standard">8.<text:tab/>Asistenti za vreme testa <text:span text:style-name="T5">pružaju</text:span> informacije vezane isključivo za razumevanje teksta zadatka<text:line-break/><text:tab/><text:span text:style-name="T5">i pomoć oko korišćnja programskih alata</text:span>.</text:p>
      <text:p text:style-name="P10">9.<text:tab/><text:span text:style-name="T7">Nazivi promenljivih koje se inicijalno nalaze u zad.S fajlu se </text:span><text:span text:style-name="T2">ne smeju menjati</text:span><text:span text:style-name="T7">.<text:tab/>Njihove <text:tab/>vrednosti se mogu (i trebaju) menjati, da se ispitaju razni ulazi za program.</text:span></text:p>
      <text:p text:style-name="P10"><text:span text:style-name="T7"><text:tab/>Sadržaji stringova koji su zadati u zad.S fajlu se takođe </text:span><text:span text:style-name="T2">ne smeju menjati</text:span><text:span text:style-name="T7">.<text:tab/></text:span></text:p>
      <text:p text:style-name="P11"><text:tab/>Ukoliko je potrebno, mogu se dodavati nove promenljive.</text:p>
      <text:p text:style-name="P1"><text:span text:style-name="T4">10.</text:span><text:tab/>Test se snima.</text:p>
      <text:p text:style-name="Standard">11.<text:tab/>Test traje 2 sata i 45 minuta.</text:p>
      <text:p text:style-name="Standard"/>
      <text:p text:style-name="Standard"><text:span text:style-name="T3">Zadatak</text:span>:</text:p>
      <text:p text:style-name="P3">Napisati asemblerski program koji od korisnika traži da unese niz <text:span text:style-name="T3">neoznačenih</text:span> decimalnih brojeva. Uneti string neće biti duži od 1000 karaktera. Članova niza može biti proizvoljan broj, <text:span text:style-name="T11">ali</text:span> su svi odvojeni razmacima. Kada korisnik unese string, neophodno je pronaći najmanji broj u nizu. Nakon toga, potrebno je sabrati kvadrate svih brojeva u nizu, izuzev pronađenog najmanjeg, <text:span text:style-name="T12">i ispisati zbir na ekranu. U ovovm slučaju, povratna vrednost programa je 0.</text:span></text:p>
      <text:p text:style-name="P3"/>
      <text:p text:style-name="P3">Ukoliko dođe do prekoračenja prilikom sabiranja kvadrata, vratiti adekvatnu poruku o grešci sa povratnom vrednošću 100. Isto <text:span text:style-name="T12">vratiti i</text:span> ako korisnik unese preveliki broj.</text:p>
      <text:p text:style-name="P3"/>
      <text:p text:style-name="P3">Ukoliko je unet znak koji ne pripada decimalnom brojnom sistemu, vratiti adekvatnu poruku sa povratnom vrednošču <text:span text:style-name="T9">50</text:span>.</text:p>
      <text:p text:style-name="P3"/>
      <text:p text:style-name="P3"><text:span text:style-name="T3">Napomena</text:span>:</text:p>
      <text:p text:style-name="P3">Na početku <text:span text:style-name="T13">i</text:span> na kraju stringa može se nalaziti proizvoljan broj razmaka. Takođe, između brojeva se može desiti da ima više od jednog razmaka.</text:p>
      <text:p text:style-name="P4">Niz nikada neće biti prazan.</text:p>
      <text:p text:style-name="P3"/>
      <text:p text:style-name="P12">Primeri interakcije:</text:p>
      <text:p text:style-name="P13"/>
      <text:p text:style-name="P6">Unesite niz brojeva: <text:s text:c="4"/>-4 <text:s text:c="2"/>-12 <text:s text:c="2"/>-5 <text:s text:c="2"/>-456</text:p>
      <text:p text:style-name="P6">Greska! Uneta cifra nije pozitivan broj u decimalnom sistemu!</text:p>
      <text:p text:style-name="P5">(Povratna vrednost: <text:span text:style-name="T10">5</text:span>0)</text:p>
      <text:p text:style-name="P5"/>
      <text:p text:style-name="P7">Unesite niz brojeva:12 56 9 256 </text:p>
      <text:p text:style-name="P7">Zbir kvadrata niza je (Bez najmanjeg broja):68816</text:p>
      <text:p text:style-name="P5">(Povratna vrednost: 0)</text:p>
      <text:p text:style-name="P5"/>
      <text:p text:style-name="P5">Unesite niz brojeva:235236663737 23 1 8</text:p>
      <text:p text:style-name="P5">Greska! Doslo je do prekoracenja!</text:p>
      <text:p text:style-name="P5">(Povratna vrednost: 100)</text:p>
      <text:p text:style-name="P5"><text:soft-page-break/></text:p>
      <text:p text:style-name="P8">Unesite niz brojeva:1 2 3 4 5</text:p>
      <text:p text:style-name="P8">Zbir kvadrata niza je (Bez najmanjeg broja):54</text:p>
      <text:p text:style-name="P5">(Povratna vrednost: 0)</text:p>
      <text:p text:style-name="P12"/>
      <text:p text:style-name="P2"/>
      <text:p text:style-name="P9"><text:span text:style-name="T7">Bodovanje je proporcionalno broju uspešnih testova. </text:span>Pored testova koji su unapred dati <text:span text:style-name="T6">(automatizovano testiranje sa testiraj.sh)</text:span>, prilikom pregledanja potprogram će se testirati sa još dodatnih testova, te je potrebno testirati i sa drugim ulazima.</text:p>
      <text:p text:style-name="Standard"/>
      <text:p text:style-name="Standard">Za<text:bookmark-start text:name="__DdeLink__728_883297939"/> <text:bookmark-end text:name="__DdeLink__728_883297939"/>kompletno odrađen zadatak se dobija <text:span text:style-name="T7">3</text:span>0 po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8-05-28T10:25:22.839518335</dc:date>
    <meta:editing-duration>PT1H52M34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410" meta:character-count="2650" meta:non-whitespace-character-count="2260"/>
  </office:meta>
</office:document-meta>
</file>